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AZA PIÑARREAL, REGALIZ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109757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PAZA PIÑARREAL, REGALIZ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109757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FRANCO NINA, LUIS ANGE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67450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45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5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3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19:22:0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